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fo:font-variant="normal" fo:text-transform="none" fo:color="#000000" style:font-name="Times New Roman" fo:font-size="12pt" fo:letter-spacing="normal" fo:font-style="normal" fo:font-weight="normal" style:font-size-asian="12pt" style:font-size-complex="12pt"/>
    </style:style>
    <style:style style:name="P2" style:family="paragraph" style:parent-style-name="Standard" style:list-style-name="L1">
      <style:paragraph-properties fo:margin-top="0cm" fo:margin-bottom="0.529cm" style:line-height-at-least="0.635cm" fo:text-align="justify" style:justify-single-word="false" fo:orphans="2" fo:widows="2" fo:background-color="#ffffff"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Text_20_body" style:list-style-name="L1">
      <style:paragraph-properties fo:margin-top="0cm" fo:margin-bottom="0.529cm" style:line-height-at-least="0.635cm" fo:text-align="justify" style:justify-single-word="false" fo:orphans="2" fo:widows="2" fo:background-color="#ffffff"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Text_20_body" style:list-style-name="L1">
      <style:paragraph-properties fo:margin-top="0cm" fo:margin-bottom="0cm" style:line-height-at-least="0.635cm" fo:text-align="start" style:justify-single-word="false" fo:orphans="2" fo:widows="2" fo:background-color="#ffffff"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65704775529778374" text:style-name="L1">
        <text:list-item>
          <text:p text:style-name="P1">Klient jest zobowiązany do zapoznania się z treścią regulaminu.</text:p>
        </text:list-item>
        <text:list-item>
          <text:p text:style-name="P1">Studio wykonuje zabiegi tylko osobom pełnoletnim. Osoba niepełnoletnia może zostać poddana zabiegowi wyłączanie za zgodą osobistą i pisemną, rodzic lub opiekun prawny musi pojawić się w studiu – samej pisemnej zgody nie akceptujemy.</text:p>
        </text:list-item>
        <text:list-item>
          <text:p text:style-name="P1">Przed przystąpieniem do zabiegu każdy zobowiązany jest do wypełnienia oświadczenia, formatki dotyczącej zdrowia (Karta Konsultacyjna) i okazania dowodu tożsamości ze zdjęciem. Klient jest zobowiązany do powiadomienia tatuatora o swoim stanie zdrowia i ewentualnych przeciwwskazaniach do wykonania zabiegu .W przypadku zatajenia lub podania nieprawdziwych informacji o stanie zdrowia, studio nie ponosi odpowiedzialności za ewentualne komplikacje. </text:p>
        </text:list-item>
        <text:list-item>
          <text:p text:style-name="P1">Studio nie wykonuje zabiegów osobom będącym pod wpływem alkoholu, narkotyków, środków psychoaktywnych i odurzających. W studiu jest kategoryczny zakaz palenia papierosów, spożywania alkoholu lub innych środków odurzających.</text:p>
        </text:list-item>
        <text:list-item>
          <text:p text:style-name="P3">Ze względu na obopólny komfort prosimy o przychodzenie na tatuaż maksymalnie z jedna osobą towarzyszącą oraz nie przyprowadzanie małych dzieci i zwierząt.</text:p>
        </text:list-item>
        <text:list-item>
          <text:p text:style-name="P3">Studio zapewnia sterylność używanych do zabiegu narzędzi i materiałów. Obowiązuje bezwzględny zakaz dotykania przedmiotów służących do wykonania zabiegu oraz materiałów pomocniczych. Nie przestrzeganie zaleceń osób odpowiedzialnych za prowadzenie studio grozi trwałą utratą zdrowia. Stanowisko wykonującego zabieg to indywidualne miejsce pracy, zabrania się dlatego rozkładania prywatnych rzeczy na stoliczkach i biurkach.</text:p>
        </text:list-item>
        <text:list-item>
          <text:p text:style-name="P3">Cena każdego zabiegu ustalana jest indywidualnie i zależy od wielkości oraz stopnia skomplikowania i ustalane są indywidualnie.</text:p>
        </text:list-item>
        <text:list-item>
          <text:p text:style-name="P3">Projekty tatuaży przygotowujemy w dniu sesji, wtedy odbywają się też konsultacje – pozwala to na indywidualne stworzenie wymarzonego projektu, który spełnia oczekiwania i jest fuzją pomysłów zainteresowanego i wykonania artysty.</text:p>
        </text:list-item>
        <text:list-item>
          <text:p text:style-name="P2">Wykonany projekt stanowi własność studio, w przypadku niedotrzymania terminu sesji bądź niezrealizowania wyznaczonego projektu Montażownia Tatuażu może wykorzystać go do swoich indywidualnych celów i posługiwać się wizerunkiem projektu.</text:p>
        </text:list-item>
        <text:list-item>
          <text:p text:style-name="P4">Rezerwacja terminu wykonania zabiegu tatuażu, piercingu lub usuwania laserowego odbywa się poprzez kontakt na facebook'u, e-mail, telefonicznie lub osobiście w studio. Potwierdzeniem rezerwacji jest uiszczenie zadatku za pomocą przelewu bankowego na wskazane konto. Rezerwacja terminu nie potwierdzona wpłatą zadatku nie jest dla nas wiążąca. Wpłata zadatku jest równoznaczna z akceptacją niniejszego regulaminu.</text:p>
        </text:list-item>
        <text:list-item>
          <text:p text:style-name="P4">Klient ma prawo do zmiany terminu sesji, do 7 dni przed wyznaczonym terminem. W przypadku przekroczenia terminu – wcześniej dokonana wpłata pokrywa poniesione straty i przepada.</text:p>
        </text:list-item>
        <text:list-item>
          <text:p text:style-name="P4"><text:soft-page-break/>Klient otrzymuje po wykonaniu zabiegu na piśmie instrukcję pielęgnacji, gdzie są wytłumaczone metody gojenia. Studio nie ponosi odpowiedzialności za nieprzestrzeganie procesu pielęgnacji.</text:p>
        </text:list-item>
        <text:list-item>
          <text:p text:style-name="P4">Studio dysponuje wszelkimi materiałami potrzebnymi do pielęgnacji po-zabiegowej.</text:p>
        </text:list-item>
        <text:list-item>
          <text:p text:style-name="P4">Studio nie ponosi odpowiedzialności za sposób zachowania się barwników na ciele, migrację kolczyków, komplikacje wynikające z zahaczenia ozdobą i zaniedbaniem ze względu na szeroko pojęty proces gojenia się ciała i za wystąpienie ewentualnych zmian skórnych mogących wystąpić po zabiegach. </text:p>
        </text:list-item>
        <text:list-item>
          <text:p text:style-name="P4">Zastrzegamy sobie prawo do odmowy wykonania zabiegu bez podania przyczyny co wiąże się ze zwrotem zadatku.</text:p>
        </text:list-item>
        <text:list-item>
          <text:p text:style-name="P4">Możemy odmówić wykonania zabiegu jeśli uznamy, że zabieg zagraża naszemu zdrowiu lub kłóci się z naszymi poglądami i stylistyką.</text:p>
        </text:list-item>
        <text:list-item>
          <text:p text:style-name="P4">Możemy przerwać wykonanie zabiegu w przypadku stwierdzenia pogorszenia się samopoczucia Klienta lub wystąpienia zmian w strukturze skóry.</text:p>
        </text:list-item>
        <text:list-item>
          <text:p text:style-name="P4">Studio nie ponosi odpowiedzialności za prędkość procesu usuwania tatuażu w związku z uzależnieniem procesu od indywidualnych cech fizjologicznych każdego organizmu. Na tempo i skuteczność procesu ma wpływ również rodzaj użytych do wykonania tatuażu barwników oraz głębokość, na jaką zostały wprowadzone (im głębiej, tym trudniej je usunąć).</text:p>
        </text:list-item>
        <text:list-item>
          <text:p text:style-name="P4">Studio umożliwia przeprowadzenie bezpłatnej próby laserowej pozwalającej określić ilość niezbędnych do usunięcia lub rozjaśnienia tatuażu sesji.</text:p>
        </text:list-item>
        <text:list-item>
          <text:p text:style-name="P4">Akceptując regulamin, Klient wyraża zgodę na zrobienie zdjęcia wykonanego zabiegu i umieszczenie go na stronach społecznościowych studio.</text:p>
        </text:list-item>
        <text:list-item>
          <text:p text:style-name="P4">Na dzień zabiegu warto przygotować sobie coś do jedzenia, wziąć jakąś słodką przekąskę, nawet jak <text:s/>nie jesz na co dzień słodyczy ;). Chyba, że były inne ustalenia (np. sesja całodzienn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iej Bogucki</meta:initial-creator>
    <meta:creation-date>2017-04-29T16:55:13.53</meta:creation-date>
    <dc:date>2017-04-29T22:06:34.81</dc:date>
    <dc:creator>Maciej Bogucki</dc:creator>
    <meta:editing-duration>PT6M47S</meta:editing-duration>
    <meta:editing-cycles>3</meta:editing-cycles>
    <meta:generator>OpenOffice/4.1.2$Win32 OpenOffice.org_project/412m3$Build-9782</meta:generator>
    <meta:document-statistic meta:table-count="0" meta:image-count="0" meta:object-count="0" meta:page-count="2" meta:paragraph-count="21" meta:word-count="599" meta:character-count="4511"/>
  </office:meta>
</office:document-meta>
</file>